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Gentium" svg:font-family="Gentium,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6.267cm" fo:margin-left="-0.199cm" style:page-number="auto"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P1" style:family="paragraph" style:parent-style-name="Text_20_body">
      <style:text-properties fo:font-size="10pt" style:font-size-asian="10pt" style:font-size-complex="10pt"/>
    </style:style>
    <style:style style:name="P2" style:family="paragraph" style:parent-style-name="Text_20_body">
      <style:paragraph-properties fo:margin-left="0cm" fo:margin-right="0cm" fo:text-indent="0.501cm" style:auto-text-indent="false"/>
    </style:style>
    <style:style style:name="P3" style:family="paragraph" style:parent-style-name="Text_20_body">
      <style:paragraph-properties fo:margin-left="0cm" fo:margin-right="0cm" fo:text-indent="0.501cm" style:auto-text-indent="false"/>
      <style:text-properties fo:font-size="10pt" fo:font-style="italic" style:font-size-asian="10pt" style:font-style-asian="italic" style:font-size-complex="10pt"/>
    </style:style>
    <style:style style:name="P4" style:family="paragraph" style:parent-style-name="Text_20_body">
      <style:paragraph-properties fo:margin-left="0cm" fo:margin-right="0cm" fo:text-indent="0.501cm" style:auto-text-indent="false"/>
      <style:text-properties fo:font-size="10pt" style:font-size-asian="10pt" style:font-size-complex="10pt"/>
    </style:style>
    <style:style style:name="P5" style:family="paragraph" style:parent-style-name="Standard">
      <style:paragraph-properties style:snap-to-layout-grid="false"/>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language="de" fo:country="DE" style:font-size-asian="10pt" style:language-asian="none" style:country-asian="none" style:font-size-complex="10pt"/>
    </style:style>
    <style:style style:name="P8" style:family="paragraph" style:parent-style-name="Standard">
      <style:paragraph-properties fo:text-align="justify" style:justify-single-word="false"/>
      <style:text-properties fo:font-size="10pt" fo:background-color="#ff0000"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text-transform="uppercase" fo:font-size="10pt" style:font-size-asian="10pt" style:font-size-complex="10pt"/>
    </style:style>
    <style:style style:name="P11" style:family="paragraph" style:parent-style-name="Standard">
      <style:paragraph-properties fo:text-align="end" style:justify-single-word="false"/>
      <style:text-properties fo:text-transform="uppercase" fo:font-size="10pt" style:font-size-asian="10pt" style:font-size-complex="10pt"/>
    </style:style>
    <style:style style:name="P12" style:family="paragraph" style:parent-style-name="Standard">
      <style:paragraph-properties fo:margin-left="0cm" fo:margin-right="0cm" fo:text-indent="0.501cm" style:auto-text-indent="false"/>
    </style:style>
    <style:style style:name="P13" style:family="paragraph" style:parent-style-name="Standard">
      <style:paragraph-properties fo:margin-left="0cm" fo:margin-right="0cm" fo:text-align="justify" style:justify-single-word="false" fo:text-indent="0.501cm" style:auto-text-indent="false"/>
    </style:style>
    <style:style style:name="P14" style:family="paragraph" style:parent-style-name="Standard">
      <style:paragraph-properties fo:margin-left="0cm" fo:margin-right="0cm" fo:text-indent="0.501cm" style:auto-text-indent="false"/>
      <style:text-properties fo:font-size="10pt" style:font-size-asian="10pt" style:font-size-complex="10pt"/>
    </style:style>
    <style:style style:name="P15" style:family="paragraph" style:parent-style-name="Standard">
      <style:paragraph-properties fo:margin-left="0cm" fo:margin-right="0cm" fo:text-align="justify" style:justify-single-word="false" fo:text-indent="0.501cm" style:auto-text-indent="false"/>
      <style:text-properties fo:font-size="10pt" style:font-size-asian="10pt" style:font-size-complex="10pt"/>
    </style:style>
    <style:style style:name="P16" style:family="paragraph" style:parent-style-name="Standard">
      <style:paragraph-properties fo:margin-left="0cm" fo:margin-right="0cm" fo:text-align="justify" style:justify-single-word="false" fo:text-indent="0.501cm" style:auto-text-indent="false">
        <style:tab-stops>
          <style:tab-stop style:position="3.069cm"/>
        </style:tab-stops>
      </style:paragraph-properties>
      <style:text-properties fo:font-size="10pt" style:font-size-asian="10pt" style:font-size-complex="10pt"/>
    </style:style>
    <style:style style:name="P17" style:family="paragraph" style:parent-style-name="Standard">
      <style:paragraph-properties fo:margin-left="0cm" fo:margin-right="0cm" fo:text-align="justify" style:justify-single-word="false" fo:text-indent="0.501cm" style:auto-text-indent="false"/>
      <style:text-properties fo:font-size="10pt" fo:language="en" fo:country="GB" style:font-size-asian="10pt" style:language-asian="none" style:country-asian="none" style:font-size-complex="10pt"/>
    </style:style>
    <style:style style:name="P18" style:family="paragraph" style:parent-style-name="Standard">
      <style:paragraph-properties fo:margin-left="0cm" fo:margin-right="0cm" fo:text-align="justify" style:justify-single-word="false" fo:text-indent="0.501cm" style:auto-text-indent="false"/>
      <style:text-properties fo:font-size="10pt" fo:language="en" fo:country="GB" fo:font-style="italic" style:font-size-asian="10pt" style:language-asian="none" style:country-asian="none" style:font-style-asian="italic" style:font-size-complex="10pt"/>
    </style:style>
    <style:style style:name="P19" style:family="paragraph" style:parent-style-name="Standard">
      <style:paragraph-properties fo:margin-left="0cm" fo:margin-right="0cm" fo:text-align="justify" style:justify-single-word="false" fo:text-indent="0.501cm" style:auto-text-indent="false"/>
      <style:text-properties fo:font-size="10pt" fo:font-style="italic" style:font-size-asian="10pt" style:font-style-asian="italic" style:font-size-complex="10pt"/>
    </style:style>
    <style:style style:name="P20" style:family="paragraph" style:parent-style-name="Standard">
      <style:paragraph-properties fo:margin-left="0cm" fo:margin-right="0cm" fo:text-align="justify" style:justify-single-word="false" fo:text-indent="0.501cm" style:auto-text-indent="false"/>
      <style:text-properties fo:font-size="10pt" fo:letter-spacing="-0.007cm" style:font-size-asian="10pt" style:font-size-complex="10pt"/>
    </style:style>
    <style:style style:name="P21" style:family="paragraph" style:parent-style-name="Standard">
      <style:paragraph-properties fo:margin-left="0cm" fo:margin-right="0cm" fo:text-indent="0.501cm" style:auto-text-indent="false"/>
      <style:text-properties fo:text-transform="uppercase" fo:font-size="10pt" style:font-size-asian="10pt" style:font-size-complex="10pt"/>
    </style:style>
    <style:style style:name="P22" style:family="paragraph" style:parent-style-name="Standard">
      <style:paragraph-properties fo:margin-left="0cm" fo:margin-right="0cm" fo:text-align="end" style:justify-single-word="false" fo:text-indent="0.501cm" style:auto-text-indent="false"/>
      <style:text-properties fo:text-transform="uppercase" fo:font-size="10pt" style:font-size-asian="10pt" style:font-size-complex="10pt"/>
    </style:style>
    <style:style style:name="P23" style:family="paragraph" style:parent-style-name="Standard">
      <style:paragraph-properties fo:margin-left="0cm" fo:margin-right="0cm" fo:text-align="justify" style:justify-single-word="false" fo:text-indent="0.501cm" style:auto-text-indent="false"/>
      <style:text-properties fo:text-transform="uppercase" fo:font-size="10pt" style:font-size-asian="10pt" style:font-size-complex="10pt"/>
    </style:style>
    <style:style style:name="P24" style:family="paragraph" style:parent-style-name="Standard">
      <style:paragraph-properties fo:margin-left="0cm" fo:margin-right="0cm" fo:text-indent="0.501cm" style:auto-text-indent="false"/>
      <style:text-properties fo:text-transform="uppercase" fo:font-size="10pt" fo:language="de" fo:country="DE" style:font-size-asian="10pt" style:language-asian="none" style:country-asian="none" style:font-size-complex="10pt"/>
    </style:style>
    <style:style style:name="P25" style:family="paragraph" style:parent-style-name="Standard">
      <style:paragraph-properties fo:margin-left="0cm" fo:margin-right="0cm" fo:text-align="justify" style:justify-single-word="false" fo:text-indent="0.501cm" style:auto-text-indent="false"/>
      <style:text-properties fo:text-transform="uppercase" fo:font-size="10pt" fo:font-style="italic" style:font-size-asian="10pt" style:font-style-asian="italic" style:font-size-complex="10pt"/>
    </style:style>
    <style:style style:name="P26" style:family="paragraph" style:parent-style-name="Standard">
      <style:paragraph-properties fo:margin-left="0cm" fo:margin-right="0cm" fo:text-align="justify" style:justify-single-word="false" fo:text-indent="0.501cm" style:auto-text-indent="false"/>
      <style:text-properties fo:color="#4f81bd" fo:font-size="10pt" fo:font-style="italic" style:font-size-asian="10pt" style:font-style-asian="italic" style:font-size-complex="10pt"/>
    </style:style>
    <style:style style:name="P27" style:family="paragraph" style:parent-style-name="Standard">
      <style:paragraph-properties fo:margin-left="0cm" fo:margin-right="0cm" fo:text-align="justify" style:justify-single-word="false" fo:text-indent="0.377cm" style:auto-text-indent="false"/>
    </style:style>
    <style:style style:name="P28" style:family="paragraph" style:parent-style-name="Standard">
      <style:paragraph-properties fo:margin-left="0cm" fo:margin-right="0cm" fo:text-align="justify" style:justify-single-word="false" fo:text-indent="0.377cm" style:auto-text-indent="false"/>
      <style:text-properties fo:font-size="10pt" style:font-size-asian="10pt" style:font-size-complex="10pt"/>
    </style:style>
    <style:style style:name="P29" style:family="paragraph" style:parent-style-name="Standard">
      <style:paragraph-properties fo:margin-left="0cm" fo:margin-right="0cm" fo:text-align="justify" style:justify-single-word="false" fo:text-indent="0.628cm" style:auto-text-indent="false"/>
      <style:text-properties fo:font-size="10pt" style:font-size-asian="10pt" style:font-size-complex="10pt"/>
    </style:style>
    <style:style style:name="P30" style:family="paragraph" style:parent-style-name="Standard">
      <style:paragraph-properties fo:margin-left="0cm" fo:margin-right="0cm" fo:text-align="justify" style:justify-single-word="false" fo:text-indent="0.4cm" style:auto-text-indent="false"/>
      <style:text-properties fo:font-size="10pt" style:font-size-asian="10pt" style:font-size-complex="10pt"/>
    </style:style>
    <style:style style:name="P31" style:family="paragraph" style:parent-style-name="Standard">
      <style:paragraph-properties fo:margin-left="0cm" fo:margin-right="0cm" fo:text-align="justify" style:justify-single-word="false" fo:text-indent="0.4cm" style:auto-text-indent="false"/>
    </style:style>
    <style:style style:name="T1" style:family="text">
      <style:text-properties fo:text-transform="uppercase" fo:font-size="10pt" style:font-size-asian="10pt" style:font-size-complex="10pt"/>
    </style:style>
    <style:style style:name="T2" style:family="text">
      <style:text-properties fo:text-transform="uppercase" fo:font-size="10pt" fo:font-style="italic" style:font-size-asian="10pt" style:font-style-asian="italic" style:font-size-complex="10pt"/>
    </style:style>
    <style:style style:name="T3" style:family="text">
      <style:text-properties fo:text-transform="uppercase" fo:font-size="10pt" fo:language="en" fo:country="GB" style:font-size-asian="10pt" style:language-asian="none" style:country-asian="none" style:font-size-complex="10pt"/>
    </style:style>
    <style:style style:name="T4" style:family="text">
      <style:text-properties fo:text-transform="uppercase" fo:font-size="10pt" fo:letter-spacing="-0.004cm" style:font-size-asian="10pt" style:font-size-complex="10pt"/>
    </style:style>
    <style:style style:name="T5" style:family="text">
      <style:text-properties fo:text-transform="uppercase" fo:font-size="10pt" fo:letter-spacing="-0.007cm" style:font-size-asian="10pt" style:font-size-complex="10pt"/>
    </style:style>
    <style:style style:name="T6" style:family="text">
      <style:text-properties fo:text-transform="uppercase" fo:color="#4f81bd" fo:font-size="10pt" fo:font-style="italic" style:font-size-asian="10pt" style:font-style-asian="italic" style:font-size-complex="10pt"/>
    </style:style>
    <style:style style:name="T7" style:family="text">
      <style:text-properties fo:text-transform="uppercase" style:text-position="super 58%" fo:font-size="10pt" fo:font-style="italic" style:font-size-asian="10pt" style:font-style-asian="italic" style:font-size-complex="10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fo:background-color="#ffff00" style:font-size-asian="10pt" style:font-style-asian="italic" style:font-size-complex="10pt"/>
    </style:style>
    <style:style style:name="T11" style:family="text">
      <style:text-properties fo:font-size="10pt" fo:language="en" fo:country="GB" style:font-size-asian="10pt" style:language-asian="none" style:country-asian="none" style:font-size-complex="10pt"/>
    </style:style>
    <style:style style:name="T12" style:family="text">
      <style:text-properties fo:font-size="10pt" fo:language="en" fo:country="GB" fo:background-color="#ff00ff" style:font-size-asian="10pt" style:language-asian="none" style:country-asian="none" style:font-size-complex="10pt"/>
    </style:style>
    <style:style style:name="T13" style:family="text">
      <style:text-properties fo:font-size="10pt" fo:language="en" fo:country="GB" fo:background-color="#ffff00" style:font-size-asian="10pt" style:language-asian="none" style:country-asian="none" style:font-size-complex="10pt"/>
    </style:style>
    <style:style style:name="T14" style:family="text">
      <style:text-properties fo:font-size="10pt" fo:language="nl" fo:country="NL" style:font-size-asian="10pt" style:language-asian="none" style:country-asian="none" style:font-size-complex="10pt"/>
    </style:style>
    <style:style style:name="T15" style:family="text">
      <style:text-properties fo:font-size="10pt" fo:language="nl" fo:country="NL" fo:background-color="#ffff00" style:font-size-asian="10pt" style:language-asian="none" style:country-asian="none" style:font-size-complex="10pt"/>
    </style:style>
    <style:style style:name="T16" style:family="text">
      <style:text-properties fo:font-size="10pt" fo:letter-spacing="-0.004cm" style:font-size-asian="10pt" style:font-size-complex="10pt"/>
    </style:style>
    <style:style style:name="T17" style:family="text">
      <style:text-properties fo:font-size="10pt" fo:letter-spacing="-0.007cm" style:font-size-asian="10pt" style:font-size-complex="10pt"/>
    </style:style>
    <style:style style:name="T18" style:family="text">
      <style:text-properties fo:font-size="10pt" fo:language="de" fo:country="DE" style:font-size-asian="10pt" style:language-asian="none" style:country-asian="none" style:font-size-complex="10pt"/>
    </style:style>
    <style:style style:name="T19" style:family="text">
      <style:text-properties fo:font-size="10pt" fo:language="de" fo:country="DE" fo:background-color="#ffff00" style:font-size-asian="10pt" style:language-asian="none" style:country-asian="none" style:font-size-complex="10pt"/>
    </style:style>
    <style:style style:name="T20" style:family="text">
      <style:text-properties fo:font-size="10pt" fo:background-color="#ffff00" style:font-size-asian="10pt" style:font-size-complex="10pt"/>
    </style:style>
    <style:style style:name="T21" style:family="text">
      <style:text-properties fo:font-size="10pt" fo:background-color="#ff0000" style:font-size-asian="10pt" style:font-size-complex="10pt"/>
    </style:style>
    <style:style style:name="T22" style:family="text">
      <style:text-properties fo:font-size="10pt" style:text-underline-style="solid" style:text-underline-width="auto" style:text-underline-color="font-color" fo:background-color="#ff0000" style:font-size-asian="10pt" style:font-size-complex="10pt"/>
    </style:style>
    <style:style style:name="T23" style:family="text">
      <style:text-properties fo:font-size="10pt" fo:background-color="#ff00ff" style:font-size-asian="10pt" style:font-size-complex="10pt"/>
    </style:style>
    <style:style style:name="T24" style:family="text">
      <style:text-properties fo:font-size="10pt" style:text-underline-style="solid" style:text-underline-type="double" style:text-underline-width="auto" style:text-underline-color="font-color" style:font-size-asian="10pt" style:font-size-complex="10pt"/>
    </style:style>
    <style:style style:name="T25" style:family="text">
      <style:text-properties fo:font-size="10pt" fo:background-color="#00ff00" style:font-size-asian="10pt" style:font-size-complex="10pt"/>
    </style:style>
    <style:style style:name="T26" style:family="text">
      <style:text-properties fo:font-size="10pt" fo:language="none" fo:country="none" style:font-size-asian="10pt" style:language-asian="none" style:country-asian="none" style:font-size-complex="10pt"/>
    </style:style>
    <style:style style:name="T27" style:family="text">
      <style:text-properties fo:font-size="10pt" fo:language="none" fo:country="none" fo:background-color="#ffff00" style:font-size-asian="10pt" style:language-asian="none" style:country-asian="none" style:font-size-complex="10pt"/>
    </style:style>
    <style:style style:name="T28" style:family="text">
      <style:text-properties style:text-position="super 58%" fo:font-size="10pt" style:font-size-asian="10pt" style:font-size-complex="10pt"/>
    </style:style>
    <style:style style:name="T29" style:family="text">
      <style:text-properties style:text-position="super 58%" fo:font-size="10pt" fo:font-style="italic" style:font-size-asian="10pt" style:font-style-asian="italic" style:font-size-complex="10pt"/>
    </style:style>
    <style:style style:name="T30" style:family="text">
      <style:text-properties style:text-position="super 58%" fo:font-size="10pt" fo:language="en" fo:country="GB" style:font-size-asian="10pt" style:language-asian="none" style:country-asian="none" style:font-size-complex="10pt"/>
    </style:style>
    <style:style style:name="T31" style:family="text">
      <style:text-properties style:text-position="super 58%" fo:font-size="10pt" fo:background-color="#ffff00" style:font-size-asian="10pt" style:font-size-complex="10pt"/>
    </style:style>
    <style:style style:name="T32" style:family="text">
      <style:text-properties style:text-position="30% 100%" fo:font-size="10pt" style:font-size-asian="10pt" style:font-size-complex="10pt"/>
    </style:style>
    <style:style style:name="T33" style:family="text">
      <style:text-properties fo:color="#4f81bd" fo:font-size="10pt" fo:font-style="italic" style:font-size-asian="10pt" style:font-style-asian="italic" style:font-size-complex="10pt"/>
    </style:style>
    <style:style style:name="T34" style:family="text">
      <style:text-properties fo:color="#0000ff" fo:font-size="10pt" style:font-size-asian="10pt" style:font-size-complex="10pt"/>
    </style:style>
    <style:style style:name="T35" style:family="text">
      <style:text-properties style:font-name="Gentium" fo:font-size="10pt" style:font-size-asian="10pt" style:font-name-complex="Gentium" style:font-size-complex="10pt"/>
    </style:style>
    <style:style style:name="T36" style:family="text">
      <style:text-properties fo:color="#1f497d" fo:font-size="10pt" fo:background-color="#ff00ff" style:font-size-asian="10pt" style:font-size-complex="10pt"/>
    </style:style>
    <style:style style:name="T37" style:family="text">
      <style:text-properties fo:color="#ff00ff" fo:font-size="10pt" style:font-size-asian="10pt" style:font-size-complex="10pt"/>
    </style:style>
    <style:style style:name="T38" style:family="text">
      <style:text-properties fo:color="#ff6600" fo:font-size="10pt" style:font-size-asian="10pt" style:font-size-complex="10pt"/>
    </style:style>
    <style:style style:name="T39" style:family="text">
      <style:text-properties fo:color="#ff0000" fo:font-size="10pt" style:font-size-asian="10pt" style:font-size-complex="10pt"/>
    </style:style>
    <style:style style:name="T40" style:family="text">
      <style:text-properties fo:color="#000000"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Endnote">Plus récent texte</text:p>
          </table:table-cell>
          <table:table-cell table:style-name="Tableau1.B1" office:value-type="string">
            <text:p text:style-name="P5"/>
          </table:table-cell>
        </table:table-row>
        <table:table-row table:style-name="Tableau1.1">
          <table:table-cell table:style-name="Tableau1.A1" office:value-type="string">
            <text:p text:style-name="P13"><text:span text:style-name="T1">lxx</text:span><text:span text:style-name="T8"> v</text:span></text:p>
            <text:p text:style-name="P13"><text:span text:style-name="T8">L’an </text:span><text:span text:style-name="T1">mlxxxviii</text:span><text:span text:style-name="T8">, los crestians prezeron Barsalona.</text:span></text:p>
            <text:p text:style-name="P15"/>
            <text:p text:style-name="P13"><text:span text:style-name="T8">L’an </text:span><text:span text:style-name="T1">mlxxxxix</text:span><text:span text:style-name="T8">, los Francezes prezeron Jherusalem, pueys lo perderon l’an </text:span><text:span text:style-name="T1">mciiii.</text:span><text:span text:style-name="T8"> </text:span></text:p>
            <text:p text:style-name="P15"/>
            <text:p text:style-name="P13"><text:span text:style-name="T8">L’an </text:span><text:span text:style-name="T1">mcxiiii</text:span><text:span text:style-name="T8">, lo rey d’Aragon en Jac. pres Malhorca.</text:span></text:p>
            <text:p text:style-name="P15"/>
            <text:p text:style-name="P13"><text:span text:style-name="T8">L’an </text:span><text:span text:style-name="T1">mcxlviii</text:span><text:span text:style-name="T8">, lo comte de Prohensa pres Almaria.</text:span></text:p>
            <text:p text:style-name="P15"/>
            <text:p text:style-name="P13"><text:span text:style-name="T8">L’an </text:span><text:span text:style-name="T1">mcxli</text:span><text:span text:style-name="T8">, valian en Montpellier </text:span><text:span text:style-name="T1">x</text:span><text:span text:style-name="T8"> favas </text:span><text:span text:style-name="T1">i</text:span><text:span text:style-name="T8"> d</text:span><text:span text:style-name="T9">enier</text:span><text:span text:style-name="T8">.</text:span></text:p>
            <text:p text:style-name="P15"/>
            <text:p text:style-name="P13"><text:span text:style-name="T8">L’an </text:span><text:span text:style-name="T1">mcxlix</text:span><text:span text:style-name="T8">, lo dich comte pres Tortoza de Sarrazis.</text:span></text:p>
            <text:p text:style-name="P15"/>
            <text:p text:style-name="P13"><text:span text:style-name="T8">L’an </text:span><text:span text:style-name="T1">mclvi</text:span><text:span text:style-name="T8">, lo dich comte mori en Prohensa.</text:span></text:p>
            <text:p text:style-name="P15"/>
            <text:p text:style-name="P13"><text:span text:style-name="T8">L’an </text:span><text:span text:style-name="T1">mclxxxii</text:span><text:span text:style-name="T8">, a </text:span><text:span text:style-name="T1">xiii</text:span><text:span text:style-name="T8"> setembre, fo eclipsi del solelh de jorns.</text:span></text:p>
            <text:p text:style-name="P15"/>
            <text:p text:style-name="P13"><text:span text:style-name="T8">L’an </text:span><text:span text:style-name="T1">mcxxxvi</text:span><text:span text:style-name="T8">, en abril, mori M</text:span><text:span text:style-name="T28">O</text:span><text:span text:style-name="T32"> </text:span><text:span text:style-name="T8">Alfons, rey d’Aragon a Perpinhan, lo comte de Rodes az Amelhau l’an meteys et en octobre, lo comte R. de Toloza pres per molher la regina Johana.</text:span></text:p>
            <text:p text:style-name="P15"/>
            <text:p text:style-name="P13"><text:span text:style-name="T8">L’an </text:span><text:span text:style-name="T1">mclxxxix</text:span><text:span text:style-name="T8">, en aost, foron fatz los miracles de Nostra Dona de Taulas.</text:span></text:p>
            <text:p text:style-name="P13"><text:span text:style-name="T8">En mars, mori Richart, rey d’Angleterra, l’an </text:span><text:span text:style-name="T1">mclxxxix</text:span><text:span text:style-name="T8">.</text:span></text:p>
            <text:p text:style-name="P15"/>
            <text:p text:style-name="P13"><text:span text:style-name="T8">L’an </text:span><text:span text:style-name="T1">mcciii</text:span><text:span text:style-name="T8">, en setembre, mori M</text:span><text:span text:style-name="T28">O</text:span><text:span text:style-name="T8"> G. de Montpellier et lo vescomte de Bezes pres sa filha per molher l’an meteys.</text:span></text:p>
            <text:p text:style-name="P15"/>
            <text:p text:style-name="P13"><text:span text:style-name="T8">L’an </text:span><text:span text:style-name="T1">mcciiii</text:span><text:span text:style-name="T8">, lo rey d’Aragon pres per molher madona Maria de Montpellier en julh.</text:span></text:p>
            <text:p text:style-name="P22">lxxi</text:p>
            <text:p text:style-name="P13"><text:span text:style-name="T9">L’an </text:span><text:span text:style-name="T2">mclxxxxii</text:span><text:span text:style-name="T9">, a </text:span><text:span text:style-name="T2">xii</text:span><text:span text:style-name="T9"> jorns de febrier, anet a Dieu M</text:span><text:span text:style-name="T29">O</text:span><text:span text:style-name="T9"> Placentin, lo cal fo lo premier doctor que jamays legi en Montpellier, et fo sebelit en lo cemeteri de Sant B’tholmieu pres de la capella de Sant Cleofas de part deforas.</text:span></text:p>
            <text:p text:style-name="P15"/>
            <text:p text:style-name="P17">Aysso es lo comessamen del cossolat.</text:p>
            <text:p text:style-name="P17"/>
            <text:p text:style-name="P17">Anno dominice Incarnationis millesimo ducentesimo quarto, foron cossols n’Austorc d’Orlhac, en Regort, en Pons Audeguier, en P. Lobet, Johan Lucian, Pons d’Anhana, en Luchas Polverel, en R. Benereg, B. de la Gleyza, Berenger Aymeric, Bertran Gili, en P. de Bizancas ; e fon bayle en P. de Bizancas en aquel an.</text:p>
            <text:p text:style-name="P17"/>
            <text:p text:style-name="P13"><text:span text:style-name="T11">Anno dominice Incarnationis millesimo ducentesimo </text:span><text:span text:style-name="T3">v</text:span><text:span text:style-name="T30">O</text:span><text:span text:style-name="T11">, foron cossols en P. Fabre, en P. Raynaut, en G. Bocados, en P. de Monbeliart, Pons Raymon, B. Capdemalh, G. Capdebuou, en Bonamic, </text:span><text:soft-page-break/><text:span text:style-name="T11">G. Roscel, G. de Lunel, Oth Cayrel – e mori en P. de Montbeliart e fon en son luoc Huc de Rofiac ; e fon bayle en Johan Lucian.</text:span></text:p>
            <text:p text:style-name="P17"/>
            <text:p text:style-name="P13"><text:span text:style-name="T11">Anno dominice Incarnationis </text:span><text:span text:style-name="T3">m</text:span><text:span text:style-name="T30">O</text:span><text:span text:style-name="T3">cc</text:span><text:span text:style-name="T30">O</text:span><text:span text:style-name="T3">vi</text:span><text:span text:style-name="T30">O</text:span><text:span text:style-name="T11">, foron cossols en R. de Caors, P. Daude, G. Gras, Randols Bonifazi, Johan Andrieu, Jo. Ros, Steve Albert, Gui Bergonhon, P. Fraynes, B. de Montanhac, Daude de Fanx, P. Blegier ; fon bayle en Jo. d’Orlhac.</text:span></text:p>
            <text:p text:style-name="P17"/>
            <text:p text:style-name="P17"/>
            <text:p text:style-name="P13"><text:span text:style-name="T8">Anno dominice Incarnationis </text:span><text:span text:style-name="T1">m</text:span><text:span text:style-name="T28">O</text:span><text:span text:style-name="T1">cc</text:span><text:span text:style-name="T28">O</text:span><text:span text:style-name="T1">vii</text:span><text:span text:style-name="T28">O</text:span><text:span text:style-name="T8">, foron cossols en Johan de la Caza, St. Tavernier, B’tran Metge, en Gr. Raymon de Gordon, B’. Gres, Jo. Bocados, Raynaut Estornel, Girart Talon, G. de Venranegues, en Salvayre, P. Porcel, P. Baudilh ; fon bayle en G. Capdebuou. </text:span></text:p>
            <text:p text:style-name="P13"><text:span text:style-name="T9">Et aquel an, a </text:span><text:span text:style-name="T2">i</text:span><text:span text:style-name="T9"> de febrier, nasquet M</text:span><text:span text:style-name="T29">O</text:span><text:span text:style-name="T9"> Jac. filh de M</text:span><text:span text:style-name="T29">O</text:span><text:span text:style-name="T9"> P., rey d’Aragon</text:span><text:span text:style-name="T8">.</text:span></text:p>
            <text:p text:style-name="P15"/>
            <text:p text:style-name="P9"><text:span text:style-name="T8">En l’an de </text:span><text:span text:style-name="T1">m</text:span><text:span text:style-name="T28">O</text:span><text:span text:style-name="T8"> et </text:span><text:span text:style-name="T1">cc</text:span><text:span text:style-name="T28">O</text:span><text:span text:style-name="T1">viii</text:span><text:span text:style-name="T8">, foron cossols en Johan </text:span></text:p>
            <text:p text:style-name="P9"><text:span text:style-name="T1">lxxi</text:span><text:span text:style-name="T8"> v</text:span></text:p>
            <text:p text:style-name="P6">d’Orlhac, G. de Campgris, R. Capdebuou, P. Lobet, Johan Lucian, R. Gautier, en B. Carbonel, n’Eymeric Poli, St. Doycha, R. Dyeulofes, Jo. Botet, R. de Mayrueygs ; bayle, Raynaut Estornel.</text:p>
            <text:p text:style-name="P15"/>
            <text:p text:style-name="P15"/>
            <text:p text:style-name="P13"><text:span text:style-name="T8">En l’an de </text:span><text:span text:style-name="T1">mccix</text:span><text:span text:style-name="T8">, foron cossols en P. Bellian, G. de Grabels, n’Autorc d’Orlhac, Huc de Montbeliart, B’. Capdebuou, G. d’Orcas, R. Ebrart, en Regort, Daude de Rocenhac, P. de Bizancas, en Blanc, G. del Plantier ; bayle, en Johan Lucian.</text:span></text:p>
            <text:p text:style-name="P15"/>
            <text:p text:style-name="P13"><text:span text:style-name="T9">En aquest an, lo jorn de Sancta Magdalena, lo duc de Borgonha, lo comte de Nivers e∙l comte de Sant Paul prezeron Bezes et auciron tota la gent.</text:span></text:p>
            <text:p text:style-name="P15"/>
            <text:p text:style-name="P13"><text:span text:style-name="T8">En l’an de </text:span><text:span text:style-name="T1">mccx</text:span><text:span text:style-name="T8">, foron cossols en Lucas Polverel, en Johan Bocados, en P. Gazanhayre, Girart Taon, Pons R., P. Salvayre, Bertran de Venranegues, R. Carbonel, B. de Montanhac, G. de Lunel, R. San Tiberi, B’. Mazelier – e mori en P. Gazanhayre e fon en son luoc n’Est. Johan ; e fon bayle en Jo. de la Caza.</text:span></text:p>
            <text:p text:style-name="P15"/>
            <text:p text:style-name="P13"><text:span text:style-name="T8">En l’an de </text:span><text:span text:style-name="T1">mccxi</text:span><text:span text:style-name="T8">, foron cossols en P. Daude, en P. Lobet, en Jo. Lucian, R. Capdebuou, Jo. d’Orlhac, Pons Adalguier, G. d’Azilhan, G. Roscel, A. Poli, Jo. de Clapiers, R. Benezeg, Jo. </text:span><text:span text:style-name="T14">Vaca ; bayle, en B’. </text:span><text:span text:style-name="T8">Capdebuou.</text:span></text:p>
            <text:p text:style-name="P15"/>
            <text:p text:style-name="P13"><text:span text:style-name="T8">En l’an de </text:span><text:span text:style-name="T1">mccxii</text:span><text:span text:style-name="T8">, foron cossols en G. de Conchas, Hermengaut d’Azilhan, Huc de Montbeliart, G. de Cavanac, en Regort, R. Ebrart, en Garrel, Jo. de Latas, R. de Bezers, P. de Seneuquieyras, St. de Servian, Durant de Gres ; bayle, en Capdebuou.</text:span></text:p>
            <text:p text:style-name="P15"/>
            <text:p text:style-name="P19">En aquest an, lo premier jorn de julh, fo preza Calatrava et Beda.</text:p>
            <text:p text:style-name="P15"/>
            <text:p text:style-name="P12"><text:span text:style-name="T8">En l’an de </text:span><text:span text:style-name="T1">mccxiii</text:span><text:span text:style-name="T8">, foron cossols P. Raynaut, B. </text:span><text:soft-page-break/><text:span text:style-name="T8">Gres, P. de Caranta, G. Dorchas, G. de Lunel, R. Gau-</text:span></text:p>
            <text:p text:style-name="P21"/>
            <text:p text:style-name="P21">lxxii</text:p>
            <text:p text:style-name="P6">tier, P. Guiraut, B. Doycha, P. de Sumena, G. Johan, P. de Bizancas, R. de San Tiberi ; e fon bayle en Johan Lucian.</text:p>
            <text:p text:style-name="P13"><text:span text:style-name="T9">En aquest an, en abril, mori a Roma madona Maria, regina d’Aragon ; et puoys, a </text:span><text:span text:style-name="T2">xiii</text:span><text:span text:style-name="T9"> setembre, mori a Murel M</text:span><text:span text:style-name="T29">O</text:span><text:span text:style-name="T9"> P., rey d’Aragon. Et en setembre, lo comte R. de Toloza pres Toloza, et era amb el lo comte de Foys et en julh, mori lo comte de Montfort a Toloza.</text:span></text:p>
            <text:p text:style-name="P15"/>
            <text:p text:style-name="P13"><text:span text:style-name="T8">En l’an de </text:span><text:span text:style-name="T1">mccxiiii</text:span><text:span text:style-name="T8">, foron cossols en P. Lucian, B. de Ribauta, P. Bellian, P. de Ginhac, G. Tahon, P. Franc, Durant Mazelier, Luchas Polverel, R. de Posquieyras, G. Borel, B. Raols, Johan Ros ; e fon bayle en P. Lobet.</text:span></text:p>
            <text:p text:style-name="P15"/>
            <text:p text:style-name="P13"><text:span text:style-name="T8">En l’an de </text:span><text:span text:style-name="T1">mccxv,</text:span><text:span text:style-name="T8"> foron cossols Johan Lucian, R. Atbran, R. Benezeg, B. Capdebuou, P. Ymbert de Montanhac, R. de Foyshac, G. del Plantier, P. Salvayre, B. de Bezers, Daude de Fanx, Huc Laures ; bayle, en Jo. Bocados.</text:span></text:p>
            <text:p text:style-name="P15"/>
            <text:p text:style-name="P15"/>
            <text:p text:style-name="P13"><text:span text:style-name="T16">En l’an de </text:span><text:span text:style-name="T4">mccxvi</text:span><text:span text:style-name="T16">, foron cossols en P. Lobet, St’.</text:span><text:span text:style-name="T8"> de Conchas, Jo. d’Orlhac, St. de Candalhanegues, Jo. de San Tiberi, G. Peyronet, Jo. Blanc, Fermin Borzes, Daude Bocados, Huc de la Porta, G. de Lunel, R. de San Tiberi – e mori en P. Lobet e fon en son luoc G. Rotbert, drapier ; e fon bayle en B. Capdebuou.</text:span></text:p>
            <text:p text:style-name="P15"/>
            <text:p text:style-name="P15"/>
            <text:p text:style-name="P13"><text:span text:style-name="T8">En l’an de </text:span><text:span text:style-name="T1">mccxvii</text:span><text:span text:style-name="T8">, foron cossols en B’. d’Azilhan, G. de Conchas, G. Fustier, G. Cordoanier, G. de Montarberon, Pons de Caranta, B. Mazelier, Vezian Bigorra, en Regort, n’Andrieu de Congienhas, R. de Mozere, P. de Bizancas – [e mori] e fon en son luoc en B’. del Forn. </text:span></text:p>
            <text:p text:style-name="P15"/>
            <text:p text:style-name="P9"><text:span text:style-name="T8">E fon pres adoncs lo castel de Madieyras ; e fon bayle en G. d’Arilhan. </text:span><text:span text:style-name="T9">En aquest an, lo comte de Montfort pres Bernis et pendet motz del pobol.</text:span></text:p>
            <text:p text:style-name="P15"/>
            <text:p text:style-name="P13"><text:span text:style-name="T8">En l’an de </text:span><text:span text:style-name="T1">mccxviii</text:span><text:span text:style-name="T8">, foron cossols en Johan Bocados, n’Ermengaut d’Arilhan, Jacme Lombart, G. Roscel, R. Prohensal, Pons Guiraut, G. del Plantier, </text:span></text:p>
            <text:p text:style-name="P10"/>
            <text:p text:style-name="P9"><text:span text:style-name="T1">lxxii</text:span><text:span text:style-name="T8"> v</text:span></text:p>
            <text:p text:style-name="P6">B. de Ribauta, R. de Sers, en Garel, en P. Veire, G. Borel ; bayle, B. d’Arilhan.</text:p>
            <text:p text:style-name="P15"/>
            <text:p text:style-name="P13"><text:span text:style-name="T8">En l’an de </text:span><text:span text:style-name="T1">mccxviiii</text:span><text:span text:style-name="T8">, foron cossols en Jo. Lucian, R. Benezeg, G. d’Azilhan, G. de Cavanac, R. Gautier, Jo. Ros, B’. de Montanhac, P. de Sancta Cros, P. Gr’., R. de Bezers, Nicholau Seguin, P. de Sumena ; e fon bayle en G. de Concas.</text:span></text:p>
            <text:p text:style-name="P15"/>
            <text:p text:style-name="P20"/>
            <text:p text:style-name="P13"><text:span text:style-name="T17">En l’an de </text:span><text:span text:style-name="T5">mccxx</text:span><text:span text:style-name="T17">, foron cossols en Fermin Borzes,</text:span><text:span text:style-name="T8"> B’. Doycha, P. de Gros, Durant de Gros, P. de Barlet, </text:span><text:soft-page-break/><text:span text:style-name="T8">Pons Audeguier, Jo. de Clapiers, Jo. de Ramas, n’Andrieu d’Antonhan, Jo. Adzemar, n’Uc Robert, G. Jo. de Nempze – et mori en B’. de Nempze e fon en son luoc en Raynaut Estornel ; e fon bayle en B’. de Gres.</text:span></text:p>
            <text:p text:style-name="P19">Aquest an, en setembre, fes tant gran plueya que derroquet la rebieyra de Les ; et lo comte Amalric pres Servian et auci la gent am bastos.</text:p>
            <text:p text:style-name="P15"/>
            <text:p text:style-name="P13"><text:span text:style-name="T8">En l’an de </text:span><text:span text:style-name="T1">mccxxi</text:span><text:span text:style-name="T8">, foron cossols en G. Folcran, R. de Latas, Miquel Blegier, Gr’. de Rodes, P. de Valfera, Jo. Vicens, Jo. Domergue, Pons Jo., Pons Gr’. Fermin Blanquier, G. Ros, G. del Plantier ; bayle, en Johan Lucian.</text:span></text:p>
            <text:p text:style-name="P15"/>
            <text:p text:style-name="P13"><text:span text:style-name="T8">En l’an de </text:span><text:span text:style-name="T1">mccxxii</text:span><text:span text:style-name="T8">, foron cossols en R. Lambert, en P. Salvayre, G. Lucian, Jo. Jordan, B’en. R. de Gordon, n’Imbert de Juvinhac, Jo. de Balazuc, R. de Bezers, Gr. Doycha, Jo. Vicens, fustier, G. Andrieu, P. de Sumena ; bayle, en Gr. Aybran – e mori e fon en son luoc en R. Aybran en baylon. </text:span></text:p>
            <text:p text:style-name="P19">A mieg may fo pres lo luoc de Boyssezon per los homes de Montpellier ; et aquel an mori lo dich comte de Toloza.</text:p>
            <text:p text:style-name="P15"/>
            <text:p text:style-name="P15"/>
            <text:p text:style-name="P13"><text:span text:style-name="T8">En l’an de </text:span><text:span text:style-name="T1">mccxxiii</text:span><text:span text:style-name="T8">, foron cossols en R. de Concas, n’Atbran, B’. del Telh, Jo. Lucian, Raynaut Estornel, </text:span></text:p>
            <text:p text:style-name="P22">lxxiii</text:p>
            <text:p text:style-name="P6">P. Ymbert, B. de Bezers, G. Jo., Jo. de Selicatas, n’Andrieu d’Antonhan, Rotgier Cabrieyra, B’. de Montanhac ; bayle, en Jo. d’Orlhac – e mori en Jo. Lucian e fon en son luoc en Fermin Borzes.</text:p>
            <text:p text:style-name="P6"/>
            <text:p text:style-name="P13"><text:span text:style-name="T9">Aquest an, a </text:span><text:span text:style-name="T2">xvii</text:span><text:span text:style-name="T9"> de julh, mori M</text:span><text:span text:style-name="T29">O</text:span><text:span text:style-name="T9"> Ph., rey de Fransa ; et en aquel an en dezembre, mori sant G. de Marselha per la crozada que avia preza et Dieus fes miracles per el.</text:span></text:p>
            <text:p text:style-name="P15"/>
            <text:p text:style-name="P13"><text:span text:style-name="T8">En l’an de </text:span><text:span text:style-name="T1">mccxxiiii</text:span><text:span text:style-name="T8">, foron cossols en G. Lambert, en Johan Bocados, P. de Luganhac, R. de Latas, G. Folcran, G. Cordoanier, Vezian Bigora, G. d’Antonhan, P. de Perols, St. Costa, P. Jaufren, St. de Congienhas ; bayle, B. Doycha.</text:span></text:p>
            <text:p text:style-name="P15"/>
            <text:p text:style-name="P13"><text:span text:style-name="T9">Aquest an a </text:span><text:span text:style-name="T2">xv</text:span><text:span text:style-name="T9"> novembre, fo terratremol a Montpellier que duret per tres Pater noster egal hora nona.</text:span></text:p>
            <text:p text:style-name="P19"/>
            <text:p text:style-name="P13"><text:span text:style-name="T8">En l’an de </text:span><text:span text:style-name="T1">mccxxv</text:span><text:span text:style-name="T8">, foron cossols n’Uc Polverel, G. de Rodes, Jo. de San Antonin, Pons de Caranta, P. Lobet, B. del Forn, Daude P., Rostan de Posquieyras, n’Augier de Vuelh, G. Borel, P. Verre, Fermin Blanquier ; bayle, en P. Salvayre.</text:span></text:p>
            <text:p text:style-name="P26"/>
            <text:p text:style-name="P13"><text:span text:style-name="T33">Aquest an, a </text:span><text:span text:style-name="T6">xiiii</text:span><text:span text:style-name="T33"> febrier, egal mieja nuog, fo eclipsi de la luna ; et en novembre fo sagrada la glieya de Granmont. </text:span></text:p>
            <text:p text:style-name="P26">Aquest an fo facha la pas de Jenoa, Piza, Nissa, Tholon, Yeyras et Antibol.</text:p>
            <text:p text:style-name="P13"><text:span text:style-name="T33">Aquest an, a </text:span><text:span text:style-name="T6">xxix</text:span><text:span text:style-name="T33"> novembre, fo sagrada la glieya </text:span><text:soft-page-break/><text:span text:style-name="T33">dels Malautes de Melguer.</text:span></text:p>
            <text:p text:style-name="P15"/>
            <text:p text:style-name="P13"><text:span text:style-name="T8">En l’an de </text:span><text:span text:style-name="T1">mccxxvi</text:span><text:span text:style-name="T8">, foron cossols en R. Atbran, G. de Concas, R. Lambert, G. Lucian, G. Auruol, B’. de Montanhac, B’. de Ribauta, Pons Gr’., en Seguin Mazelier, Jo. Cotellier, R. Lop, P. Tahon</text:span><text:span text:style-name="T9"> </text:span><text:span text:style-name="T8">; bayle, en Jacme Lombart.</text:span></text:p>
            <text:p text:style-name="P3"/>
            <text:p text:style-name="P2"><text:span text:style-name="T9">Aquest an, en junh, M</text:span><text:span text:style-name="T29">O</text:span><text:span text:style-name="T9"> Loys, rey de Fransa, mes lo cety davant Avinhon et lo pres et derroquet los murs et pueys en setembre mori a Montpansier.</text:span></text:p>
            <text:p text:style-name="P4"/>
            <text:p text:style-name="P13"><text:span text:style-name="T8">En l’an de </text:span><text:span text:style-name="T1">mccxxvii</text:span><text:span text:style-name="T8">, foron cossols en G. Lambert, B’tran R., B’. Doycha, R. de Latas, P. de Murles, en Regort, Jo. de Clapiers, P. de Posquieyras, G. del Plantier, Gr’. Doycha, Fermin de Posquieyras, B’thomieu Aymelin ; bayle, B. Capdebuou.</text:span></text:p>
            <text:p text:style-name="P15"/>
            <text:p text:style-name="P15"/>
            <text:p text:style-name="P13"><text:span text:style-name="T8">En l’an de </text:span><text:span text:style-name="T1">mccxxviii</text:span><text:span text:style-name="T8">, foron cossols en Jo. Bocados, R. de Concas, P. Ebrart, B’tran de Venranegues, B. Carbonel, P. de Perols, Augier de Vuelh, S. de Servian, P. Jaufren, P. de Sumena ; bayle, en Atbran.</text:span></text:p>
            <text:p text:style-name="P15"/>
            <text:p text:style-name="P9"><text:span text:style-name="T8">En l’an de </text:span><text:span text:style-name="T1">mccxxviiii</text:span><text:span text:style-name="T8">, foron cossols en Johan de Sant An-</text:span></text:p>
            <text:p text:style-name="P9"><text:span text:style-name="T8"/></text:p>
          </table:table-cell>
          <table:table-cell table:style-name="Tableau1.B1" office:value-type="string">
            <text:p text:style-name="P13"><text:span text:style-name="T2">[70</text:span><text:span text:style-name="T9"> v]</text:span></text:p>
            <text:p text:style-name="P15">En l'an 1088, les chrétiens prirent Barcelone.</text:p>
            <text:p text:style-name="P15"/>
            <text:p text:style-name="P15"/>
            <text:p text:style-name="P15">En l'an 1099, les Français prirent Jérusalem, puis la perdirent en 1103.</text:p>
            <text:p text:style-name="P15"/>
            <text:p text:style-name="P15">En l'an 1114, le roi d'Aragon, sire Jacme, prit Majorque.</text:p>
            <text:p text:style-name="P15"/>
            <text:p text:style-name="P15">En l'an 1148, le comte de Provence prit Almeria</text:p>
            <text:p text:style-name="P15"/>
            <text:p text:style-name="P15"/>
            <text:p text:style-name="P15">En l'an 1141, à Montpellier dix fèves valaient un denier.</text:p>
            <text:p text:style-name="P15"/>
            <text:p text:style-name="P15">En l'an 1149, le même comte prit Tortosa aux Sarrasins.</text:p>
            <text:p text:style-name="P15"/>
            <text:p text:style-name="P15">En l'an 1156, ce comte mourut en Provence.</text:p>
            <text:p text:style-name="P15"/>
            <text:p text:style-name="P15">En l'an 1182, le 13 septembre, il y eut une éclipse du soleil pendant la journée.</text:p>
            <text:p text:style-name="P15"/>
            <text:p text:style-name="P15">En l'an 1186, en avril, Mgr Alfons, roi d'Aragon, mourut à Perpignan ; le comte de Rodez à Millau la même année ; en octobre, le comte Raimon de Toulouse prit pour femme la reine Jeanne.</text:p>
            <text:p text:style-name="P15"/>
            <text:p text:style-name="P15">En l'an 1189, en août, se produisirent les miracles de Notre-Dame-des-Tables.</text:p>
            <text:p text:style-name="P15">En mars, mourut Richard, roi d'Angleterre, en l'an 1189.</text:p>
            <text:p text:style-name="P15"/>
            <text:p text:style-name="P15">En l'an 1203, en septembre, mourut Mgr Guilhem de Montpellier, et le vicomte de Béziers prit sa fille pour femme la même année.</text:p>
            <text:p text:style-name="P15"/>
            <text:p text:style-name="P15">En l'an 1204, le roi d'Aragon prit pour femme Mme Marie de Montpellier en juillet.</text:p>
            <text:p text:style-name="P13"><text:span text:style-name="T2">[71</text:span><text:span text:style-name="T9">]</text:span></text:p>
            <text:p text:style-name="P13"><text:span text:style-name="T8">En l’an 1192, le 12 février, fut rappelé à Dieu </text:span><text:span text:style-name="T20">M</text:span><text:span text:style-name="T31">O</text:span><text:span text:style-name="T28"> </text:span><text:span text:style-name="T8">Placentin : ce fut le premier docteur qui ait jamais enseigné à Montpellier. Il fut enseveli dans le cimetière de Saint-Barthélemy près de la chapelle de Saint-Cléophas du côté extérieur.</text:span></text:p>
            <text:p text:style-name="P15"/>
            <text:p text:style-name="P15">Voici le commencement du consulat.</text:p>
            <text:p text:style-name="P15"/>
            <text:p text:style-name="P15">En l’année 1204 de l’Incarnation du Seigneur, furent consuls : Austorc d’Orlhac, Regort, Pons Audeguier, Peire Lobet, Johan Lucian, Pons d’Anhana, Luchas Polverel, Raimon Benereg, Bernat de la Gleyza, Berenger Aymeric, Bertran Gili, Peire de Bizancas. Le baile fut Peire de Bizancas cette année-là.</text:p>
            <text:p text:style-name="P15"/>
            <text:p text:style-name="P15">En l’année 1205 de l’Incarnation du Seigneur, furent consuls : Peire Fabre, Peire Raynaut, Guilhem Bocados, Peire de Monbeliart, Pons Raymon, Bernat Capdemalh, Guilhem Capdebuou, Bonamic, Guilhem <text:soft-page-break/>Roscel, Guilhem de Lunel, Oth Cayrel (Peire de Montbeliart mourut et Huc de Rofiac le remplaça). Le baile fut Johan Lucian.</text:p>
            <text:p text:style-name="P15"/>
            <text:p text:style-name="P15">En l’année 1206 de l’Incarnation du Seigneur, furent consuls : Raimon de Caors, Peire Daude, Guilhem Gras, Randols Bonifazi, Johan Andrieu, Johan Ros, Steve Albert, Gui Bergonhon, Peire Fraynes, Bernat de Montanhac, Daude de Fanx, Peire Blegier. Le baile fut Johan d’Orlhac.</text:p>
            <text:p text:style-name="P15"/>
            <text:p text:style-name="P15">En l’année 1207 de l’Incarnation du Seigneur, furent consuls : Johan de la Caza, Esteve Tavernier, Bertran Metge, Raymon de Gordon, Bernat Gres, Johan Bocados, Raynaut Estornel, Girart Talon, Guilhem de Venranegues, Salvayre, Peire Porcel, Peire Baudilh. Le baile fut Guilhem Capdebuou. </text:p>
            <text:p text:style-name="P13"><text:span text:style-name="T8">Cette année-là, le 1</text:span><text:span text:style-name="T28">er</text:span><text:span text:style-name="T8"> février, naquit</text:span><text:span text:style-name="T9"> </text:span><text:span text:style-name="T8">M</text:span><text:span text:style-name="T28">gr</text:span><text:span text:style-name="T8"> Jacme</text:span><text:span text:style-name="T9">, </text:span><text:span text:style-name="T8">fils de M</text:span><text:span text:style-name="T28">gr</text:span><text:span text:style-name="T8"> Peire, roi d’Aragon.</text:span></text:p>
            <text:p text:style-name="P15"/>
            <text:p text:style-name="P15">En l’an 1208, furent consuls : Johan</text:p>
            <text:p text:style-name="P13"><text:span text:style-name="T2">[71</text:span><text:span text:style-name="T9"> v]</text:span></text:p>
            <text:p text:style-name="P9"><text:span text:style-name="T8">d’Orlhac, Guilhem de Campgris, Raimon Capdebuou, Peire Lobet, Johan Lucian, Raimon Gautier, Bernat Carbonel, Eymeric Poli, Esteve </text:span><text:span text:style-name="T20">Doycha</text:span><text:span text:style-name="T8">, Raimon Dyeulofes, Johan Botet, Raimon de Mayrueygs ; baile, Raynaut Estornel.</text:span></text:p>
            <text:p text:style-name="P15"/>
            <text:p text:style-name="P13"><text:span text:style-name="T8">En l’an 1209, furent consuls : Peire Bellian, Guilhem de Grabels, Autorc d’Orlhac, Huc de Montbeliart, Bernat Capdebuou, Guilhem d’Orcas, Raimon Ebrart, Regort, Daude de Rocenhac, Peire de Bizancas, Blanc, Guilhem del Plantier. </text:span><text:span text:style-name="T11">Baile, Johan Lucian.</text:span></text:p>
            <text:p text:style-name="P13"><text:span text:style-name="T8">Cette année-là,</text:span><text:span text:style-name="T9"> </text:span><text:span text:style-name="T8">le jour de la Sainte-Madeleine, le duc de Bourgogne, le comte de Nevers et le comte de Saint-Paul prirent Béziers et tuèrent tout le monde.</text:span></text:p>
            <text:p text:style-name="P15"/>
            <text:p text:style-name="P13"><text:span text:style-name="T8">En l’an 1210, furent consuls : Lucas Polverel, Johan Bocados, Peire Gazanhayre, Girart Taon, Pons Raimon, Peire Salvayre, Bertran de Venranegues, Raimon Carbonel, Bernat de Montanhac, Guilhem de Lunel, Raimon San-Tiberi, Bernat Mazelier (Peire Gazanhayre mourut et Esteve Johan le remplaça). Le baile fut Johan </text:span><text:span text:style-name="T20">Delacaza.</text:span></text:p>
            <text:p text:style-name="P15"/>
            <text:p text:style-name="P13"><text:span text:style-name="T8">En l’an 1211, furent consuls : Peire Daude, Peire Lobet, Johan Lucian, Raimon Capdebuou, Johan d’Orlhac, Pons Adalguier, Guilhem d’Azilhan, Guilhem Roscel, A. Poli, Johan de Clapiers, Raimon Benezeg, Johan Vaca. </text:span><text:span text:style-name="T11">Baile, Bernat Capdebuou.</text:span></text:p>
            <text:p text:style-name="P17"/>
            <text:p text:style-name="P15">En l’an 1212, furent consuls : Guilhem de Conchas, Hermengaut d’Azilhan, Huc de Montbeliart, Guilhem de Cavanac, Regort, Raimon Ebrart, Garrel, Johan de Latas, Raimon de Bezers, Peire de Seneuquieyras, Esteve de Servian, Durant de Gres. Baile, Capdebuou.</text:p>
            <text:p text:style-name="P13"><text:span text:style-name="T8">Cette année-là, le 1</text:span><text:span text:style-name="T28">er</text:span><text:span text:style-name="T8"> juillet, furent prises Calatrava et Úbeda</text:span><text:span text:style-name="T9">.</text:span></text:p>
            <text:p text:style-name="P15"/>
            <text:p text:style-name="P13"><text:span text:style-name="T8">En l’an 1213, furent consuls : Peire Raynaut, </text:span><text:soft-page-break/><text:span text:style-name="T8">Bernat Gres, Peire de Caranta, Guilhem </text:span><text:span text:style-name="T20">Dorchas</text:span><text:span text:style-name="T8">, Guilhem de Lunel, Raimon Gau-</text:span></text:p>
            <text:p text:style-name="P13"><text:span text:style-name="T2">[72</text:span><text:span text:style-name="T9">]</text:span></text:p>
            <text:p text:style-name="P9"><text:span text:style-name="T8">tier, Peire Guiraut, Bernat </text:span><text:span text:style-name="T20">Doycha</text:span><text:span text:style-name="T8">, Peire de Sumena, Guilhem Johan, Peire de Bizancas, Raimon de San-Tiberi. Le baile fut Johan Lucian.</text:span></text:p>
            <text:p text:style-name="P15">Cette année-là, en avril, mourut à Rome Mme Marie, reine d'Aragon ; ensuite, le 13 septembre, mourut à Muret Mgr Peire, roi d'Aragon. En septembre, le comte Raimon de Toulouse prit Toulouse, et il avait avec lui le comte de Foix ; en juillet, le comte de Montfort mourut à Toulouse.</text:p>
            <text:p text:style-name="P15"/>
            <text:p text:style-name="P15">En l’an 1214, furent consuls : Peire Lucian, Bernat de Ribauta, Peire Bellian, Peire de Ginhac, Guilhem Tahon, Peire Franc, Durant Mazelier, Luchas Polverel, Raimon de Posquieyras, Guilhem Borel, Bernat Raols, Johan Ros. Le baile fut Peire Lobet.</text:p>
            <text:p text:style-name="P15"/>
            <text:p text:style-name="P13"><text:span text:style-name="T8">En l’an 1215, furent consuls : Johan Lucian, Raimon Atbran, Raimon Benezeg, Bernat Capdebuou, Peire Ymbert de Montanhac, Raimon de Foyshac, Guilhem del Plantier, Peire Salvayre, Bernat de Bezers, Daude de Fanx, Huc Laures. </text:span><text:span text:style-name="T11">Baile, Johan Bocados.</text:span></text:p>
            <text:p text:style-name="P17"/>
            <text:p text:style-name="P13"><text:span text:style-name="T11">En l’an 1216, furent consuls : Peire Lobet, </text:span><text:span text:style-name="T12">St’.</text:span><text:span text:style-name="T11"> de Conchas, Johan d’Orlhac, Esteve de Candalhanegues, Johan de San-Tiberi, Guilhem Peyronet, Johan Blanc, Fermin Borzes, Daude Bocados, Huc de la Porta, Guilhem de Lunel, Raimon de San-Tiberi (Peire Lobet mourut et fut remplacé par Guilhem Rotbert, drapier). </text:span><text:span text:style-name="T8">Le baile fut Bernat Capdebuou.</text:span></text:p>
            <text:p text:style-name="P15"/>
            <text:p text:style-name="P13"><text:span text:style-name="T8">En l’an 1217, furent consuls : Bernat d’Azilhan, Guilhem de Conchas, Guilhem Fustier, Guilhem Cordoanier, Guilhem de Montarberon, Pons de Caranta, Bernat Mazelier, Vezian Bigorra, Regort, Andrieu de Congienhas, Raimon de Mozere, Peire de Bizancas (il mourut et fut remplacé par Bernat </text:span><text:span text:style-name="T20">Delforn</text:span><text:span text:style-name="T8">). </text:span></text:p>
            <text:p text:style-name="P15">C’est alors que fut pris le château de Madières. Le baile fut Guilhem d’Arilhan. Cette année-là, le comte de Montfort prit Bernis et pendit beaucoup d'habitants.</text:p>
            <text:p text:style-name="P15"/>
            <text:p text:style-name="P15">En l’an 1218, furent consuls : Johan Bocados, Ermengaut d’Arilhan, Jacme Lombart, Guilhem Roscel, Raimon Prohensal, Pons Guiraut, Guilhem del Plantier, </text:p>
            <text:p text:style-name="P13"><text:span text:style-name="T2">[72</text:span><text:span text:style-name="T9"> v]</text:span></text:p>
            <text:p text:style-name="P6">Bernat de Ribauta, Raimon de Sers, Garel, Peire Veire, Guilhem Borel. Baile, Bernat d’Arilhan.</text:p>
            <text:p text:style-name="P15"/>
            <text:p text:style-name="P15">En l’an 1219, furent consuls : Johan Lucian, Raimon Benezeg, Guilhem d’Azilhan, Guilhem de Cavanac, Raimon Gautier, Johan Ros, Bernat de Montanhac, Peire de Sancta-Cros, Peire Guiraut, Raimon de Bezers, Nicholau Seguin, Peire de Sumena. Le baile fut Guilhem de Concas.</text:p>
            <text:p text:style-name="P15"/>
            <text:p text:style-name="P13"><text:span text:style-name="T8">En l’an 1220, furent consuls : Fermin Borzes, Bernat </text:span><text:span text:style-name="T20">Doycha</text:span><text:span text:style-name="T8">, Peire </text:span><text:span text:style-name="T20">Degros</text:span><text:span text:style-name="T8">, Durant </text:span><text:span text:style-name="T20">Degros</text:span><text:span text:style-name="T8">, Peire de </text:span><text:soft-page-break/><text:span text:style-name="T20">Barlet</text:span><text:span text:style-name="T8">, Pons Audeguier, Johan de Clapiers, Johan </text:span><text:span text:style-name="T20">de Ramas</text:span><text:span text:style-name="T8">, Andrieu d’Antonhan, Johan Adzemar, Huc Robert, Guilhem Johan de Nempze (Bernat de Nempze mourut et fut remplacé par Raynaut Estornel). Le baile fut Bernat </text:span><text:span text:style-name="T20">de Gres</text:span><text:span text:style-name="T8">.</text:span></text:p>
            <text:p text:style-name="P15">Cette année-là, en septembre, il plut tellement que le Lez déborda. Le comte Amaury prit Servian et tua la population à coups de bâton.</text:p>
            <text:p text:style-name="P15"/>
            <text:p text:style-name="P13"><text:span text:style-name="T8">En l’an 1221, furent consuls : Guilhem Folcran, Raimon de Latas, Miquel Blegier, Guiraut de Rodes, Peire de Valfera, Johan Vicens, Johan Domergue, Pons </text:span><text:span text:style-name="T36">Jo.,</text:span><text:span text:style-name="T8"> Pons Guiraut, Fermin Blanquier, Guilhem Ros, Guilhem del Plantier. </text:span><text:span text:style-name="T11">Baile, Johan Lucian.</text:span></text:p>
            <text:p text:style-name="P17"/>
            <text:p text:style-name="P13"><text:span text:style-name="T8">En l’an 1222, furent consuls : Raimon Lambert, Peire Salvayre, Guilhem Lucian, Johan Jordan, </text:span><text:span text:style-name="T23">B’en</text:span><text:span text:style-name="T8">. Raimon de Gordon, Imbert de Juvinhac, Johan de Balaruc, Raimon de Bezers, </text:span><text:span text:style-name="T23">Gr.</text:span><text:span text:style-name="T8"> </text:span><text:span text:style-name="T20">Doycha</text:span><text:span text:style-name="T8">, Johan Vicens, charpentier, Guilhem Andrieu, Peire de Sumena. Baile, </text:span><text:span text:style-name="T23">Gr.</text:span><text:span text:style-name="T8"> Aybran (il mourut et fut remplacé par Raimon Aybran comme baile). </text:span></text:p>
            <text:p text:style-name="P15">À la mi-mai, les hommes de Montpellier prirent la localité de Boisseron ; cette année-là mourut le comte de Toulouse.</text:p>
            <text:p text:style-name="P15"/>
            <text:p text:style-name="P13"><text:span text:style-name="T8">En l’an 1223, furent consuls : Raimon de Concas, Atbran, Bernat </text:span><text:span text:style-name="T20">Deltelh</text:span><text:span text:style-name="T8">, Johan Lucian, Raynaut Estornel,</text:span></text:p>
            <text:p text:style-name="P13"><text:span text:style-name="T2">[73</text:span><text:span text:style-name="T9">]</text:span></text:p>
            <text:p text:style-name="P6">Peire Ymbert, Bernat de Bezers, Guilhem Johan, Johan de Selicatas, Andrieu d’Antonhan, Rotgier Cabrieyra, Bernat de Montanhac. Baile, Johan d’Orlhac (Johan Lucian mourut et fut remplacé par Fermin Borzes).</text:p>
            <text:p text:style-name="P13"><text:span text:style-name="T8">Cette année-là, le 17 juillet, mourut Mgr </text:span><text:span text:style-name="T23">Ph.,</text:span><text:span text:style-name="T8"> roi de France ; la même année, en décembre, mourut saint </text:span><text:span text:style-name="T23">G.</text:span><text:span text:style-name="T8"> de Marseille, du fait de la croisade qu’il avait entreprise</text:span><text:span text:style-name="T37"> </text:span><text:span text:style-name="T8">et Dieu fit des miracles par son intercession.</text:span></text:p>
            <text:p text:style-name="P15"/>
            <text:p text:style-name="P13"><text:span text:style-name="T8">En l’an 1224, furent consuls : Guilhem Lambert, Johan Bocados, Peire de Luganhac, Raimon de Latas, Guilhem Folcran, Guilhem Cordoanier, Vezian Bigora, Guilhem d’Antonhan, Peire de Perols, Esteve Costa, Peire Jaufren, Esteve de Congienhas. Baile, Bernat </text:span><text:span text:style-name="T20">Doycha</text:span><text:span text:style-name="T8">.</text:span></text:p>
            <text:p text:style-name="P15">Cette année-là, le 15 novembre, il y eut à Montpellier un tremblement de terre qui dura le temps de trois Pater, à la neuvième heure exactement.</text:p>
            <text:p text:style-name="P15"/>
            <text:p text:style-name="P13"><text:span text:style-name="T8">En l’an 1225, furent consuls : Uc Polverel, Guilhem de Rodes, Johan de San-Antonin, Pons de Caranta, Peire Lobet, Bernat </text:span><text:span text:style-name="T20">Delforn</text:span><text:span text:style-name="T8">, Daude Peire, Rostan de Posquieyras, Augier de Vuelh, Guilhem Borel, Peire Verre, Fermin Blanquier. Baile, Peire Salvayre.</text:span></text:p>
            <text:p text:style-name="P15">La même année, le 29 novembre, fut consacrée l'église des Malades de Mauguio.</text:p>
            <text:p text:style-name="P15">Cette année-là, le 14 février, à minuit exactement, il y eut éclipse de lune ; en novembre fut consacrée l'église de Grammont. </text:p>
            <text:p text:style-name="P15">La même année fut conclue la paix entre Gênes, <text:soft-page-break/>Pise, Nice, Toulon, Hyères et Antibes.</text:p>
            <text:p text:style-name="P15"/>
            <text:p text:style-name="P13"><text:span text:style-name="T8">En l’an 1226, furent consuls : Raimon Atbran, Guilhem de Concas, Raimon Lambert, Guilhem Lucian, Guilhem Auruol, Bernat de Montanhac, Bernat de Ribauta, Pons Guiraut, Seguin Mazelier, Johan Cotellier, Raimon Lop, Peire Tahon</text:span><text:span text:style-name="T9">.</text:span><text:span text:style-name="T8"> Baile, Jacme Lombart.</text:span></text:p>
            <text:p text:style-name="P4">Cette année-là, en juin, Mgr Louis, roi de France, mit le siège devant Avignon, la prit et détruisit les remparts ; puis, en septembre, il mourut à Montpensier.</text:p>
            <text:p text:style-name="P15"/>
            <text:p text:style-name="P13"><text:span text:style-name="T8">En l’an 1227, furent consuls : Guilhem Lambert, Bertran Raimon, Bernat </text:span><text:span text:style-name="T20">Doycha</text:span><text:span text:style-name="T8">, Raimon de Latas, Peire de Murles, Regort, Johan de Clapiers, Peire de Posquieyras, Guilhem del Plantier, Guiraut </text:span><text:span text:style-name="T20">Doycha</text:span><text:span text:style-name="T8">, Fermin de Posquieyras, Berthomieu Aymelin. </text:span><text:span text:style-name="T11">Baile, Bernat Capdebuou.</text:span></text:p>
            <text:p text:style-name="P17"/>
            <text:p text:style-name="P13"><text:span text:style-name="T8">En l’an 1228, furent consuls : Johan Bocados, Raimon de Concas, Peire Ebrart, Bertran de Venranegues, Bernat Carbonel, Peire de Perols, Augier de Vuelh, Esteve</text:span><text:span text:style-name="T23">.</text:span><text:span text:style-name="T8"> de Servian, Peire Jaufren, Peire de Sumena. Baile, Atbran.</text:span></text:p>
            <text:p text:style-name="P15"/>
            <text:p text:style-name="P15">En l’an 1229, furent consuls : Johan de Sant-An-</text:p>
            <text:p text:style-name="P10"/>
            <text:p text:style-name="P15"><text:span text:style-name="T9"/></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Gentium" svg:font-family="Gentium,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ndnote" style:family="paragraph" style:parent-style-name="Standard" style:next-style-name="Standard" style:class="extra">
      <style:text-properties fo:font-size="10pt" style:font-size-asian="10pt" style:font-size-complex="10pt"/>
    </style:style>
    <style:style style:name="Retrait_20_corps_20_de_20_texte_20_2" style:display-name="Retrait corps de texte 2" style:family="paragraph" style:parent-style-name="Standard">
      <style:paragraph-properties fo:margin="100%" fo:margin-left="0cm" fo:margin-right="0cm" fo:text-align="justify" style:justify-single-word="false" fo:text-indent="0.501cm" style:auto-text-indent="false"/>
      <style:text-propertie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lavaud</meta:initial-creator>
    <meta:creation-date>2013-01-18T10:57:59.32</meta:creation-date>
    <meta:document-statistic meta:table-count="1" meta:image-count="0" meta:object-count="0" meta:page-count="5" meta:paragraph-count="129" meta:word-count="3270" meta:character-count="19187"/>
    <dc:date>2013-01-18T11:23:08.86</dc:date>
    <dc:creator>Florence Clavaud</dc:creator>
    <meta:editing-duration>PT1M38S</meta:editing-duration>
    <meta:editing-cycles>1</meta:editing-cycles>
    <meta:generator>OpenOffice.org/3.4.1$Win32 OpenOffice.org_project/341m1$Build-9593</meta:generator>
  </office:meta>
</office:document-meta>
</file>